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xmlns:fo="urn:oasis:names:tc:opendocument:xmlns:xsl-fo-compati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xmlns:fo="urn:oasis:names:tc:opendocument:xmlns:xsl-fo-compatible:1.0" office:version="1.2">
  <office:automatic-styles/>
  <office:body>
    <office:text>
      <text:h text:outline-level="1" text:style-name="Heading1">GroupBuild Video Outreach Email</text:h>
      <text:p>
Dream Team. Please. Help. Democracy.

I’m Rick, co-founder of an open source democracy platform called GroupBuild.org and author of “What Broke America.”

The article exposes the decades of economic extraction and institutional decay that quietly gutted American Democracy. We need to turn this article into a powerful, 1–3 minute video short—emotive, visual, and share-worthy—to wake people up, and point them toward civic action, not tribal rage.

We're reaching out to you because we think you might be willing to form a production team, or otherwise lend your skills, to help us spark non-violent, decentralized, civic revival. This is about impact, not profit. We are a multi-country community of volunteers, mostly software developers, and we remain anonymous where we can. However, we will gladly credit you fully, and we’d love to collaborate on style or voice, if you’re interested.

If this resonates, we’d be happy to send you:
- A script draft, based on the article
- Visual concept boards
- Voiceover samples or narrator ideas, or you can provide
- Any branding assets you may need

Let me know if you'd even consider helping us. If you’re swamped, just a suggestion about the people you trust would be incredibly appreciated.

Thanks for reading—and for anything you might offer.

Warm regards,
Rick Ballard
416.414.8100
Helping people help people
</text:p>
      <text:h text:outline-level="1" text:style-name="Heading1">Suggested Recipients</text:h>
      <text:p>1. Robert Greenwald — Filmmaker &amp; Founder, Brave New Films
   Contact: Via Brave New Films website</text:p>
      <text:p>2. Jessica Mayberry — Founder, Video Volunteers
   Email: video@videovolunteers.org</text:p>
      <text:p>3. SIMA Studios (Social Impact Media Awards)
   Email: info@simastudios.org</text:p>
      <text:p>4. Rahna Epting — Executive Director, MoveOn.org
   Email: info@moveon.org</text:p>
      <text:p>5. Civic Nation
   Contact: Via civicnation.org contact form</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xmlns:fo="urn:oasis:names:tc:opendocument:xmlns:xsl-fo-compatible:1.0" office:version="1.2">
  <office:styles>
    <style:style style:name="Heading1" style:family="paragraph" style:display-name="Heading1">
      <style:text-properties fo:font-size="16pt" fo:font-weight="bold"/>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xmlns:fo="urn:oasis:names:tc:opendocument:xmlns:xsl-fo-compatible:1.0" office:version="1.2">
  <office:meta>
    <meta:generator>ODFPY/1.4.1</meta:generator>
  </office:meta>
</office:document-meta>
</file>